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[INTRODUÇÃO]</text:p>
      <text:p text:style-name="Text_20_body">[Trilha suave ao fundo, com sons de harpa e um leve canto de pássaros]</text:p>
      <text:p text:style-name="Text_20_body">Bem-vindo ao “Reflexões da Alma”, um espaço dedicado à paz, à espiritualidade e ao autoconhecimento. Hoje, convido você a mergulhar comigo nas páginas de um clássico que ilumina mentes e corações: “A Gênese”, de Allan Kardec.</text:p>
      <text:p text:style-name="Text_20_body">Vamos juntos explorar a profundidade dessa obra, que nos oferece um olhar renovado sobre o universo, a vida e a espiritualidade. Respire fundo, abra sua mente e deixe-se conduzir por essas reflexões que nos aproximam do infinito.</text:p>
      <text:p text:style-name="Text_20_body">[DESENVOLVIMENTO PRINCIPAL DO TEMA, OU SEJA, O RESUMO]</text:p>
      <text:p text:style-name="Text_20_body">“A Gênese” é um convite a compreender as leis divinas que regem o cosmos e a vida. Escrita por Allan Kardec, esta obra faz parte da codificação espírita e traz, em suas linhas, um profundo diálogo entre a ciência, a religião e a filosofia.</text:p>
      <text:p text:style-name="Text_20_body">Kardec inicia explorando as ideias de criação e eternidade, apontando que o universo não surgiu por acaso. Ele nos convida a contemplar a ordem perfeita que rege os astros, as estações e até mesmo a natureza em sua harmonia. Tudo é fruto de uma inteligência suprema, que ele define como Deus.</text:p>
      <text:p text:style-name="Text_20_body">Outro ponto central da obra é a relação entre a matéria e o espírito. Kardec nos lembra que somos muito mais do que corpos físicos; somos essências espirituais em constante evolução. Ele detalha como os mundos materiais e espirituais coexistem e se complementam, mostrando que a vida é um fluxo interminável de aprendizados e transformações.</text:p>
      <text:p text:style-name="Text_20_body">Na segunda parte da obra, Kardec aprofunda-se nos fenômenos que, à época, intrigavam a humanidade, como os milagres e as manifestações espirituais. Ele desvenda o que muitos chamam de sobrenatural, explicando que tudo tem uma base lógica e natural. Os “milagres”, para Kardec, não são quebras das leis divinas, mas manifestações de leis que ainda estamos aprendendo a compreender.</text:p>
      <text:p text:style-name="Text_20_body">E então, chegamos ao ponto mais inspirador de “A Gênese”: a evolução moral da humanidade. Kardec fala sobre como o progresso é inevitável, tanto no campo material quanto no espiritual. Ele nos encoraja a buscar a melhoria pessoal e coletiva, lembrando que cada ato de bondade é um passo para um futuro mais luminoso.</text:p>
      <text:p text:style-name="Text_20_body">[FINALIZAÇÃO]</text:p>
      <text:p text:style-name="Text_20_body">[Trilha de fundo mais suave, com tons relaxantes de piano]</text:p>
      <text:p text:style-name="Text_20_body">“A Gênese” é muito mais do que um livro; é um guia para compreender nosso lugar no universo e nossa jornada rumo à plenitude. Que possamos levar essas reflexões para o nosso dia a dia, praticando a fé raciocinada, o amor ao próximo e a busca constante por iluminar nossa consciência.</text:p>
      <text:p text:style-name="Text_20_body">Obrigado por me acompanhar nessa viagem espiritual. Espero que ela tenha tocado sua alma e despertado sua curiosidade por essa obra tão especial.</text:p>
      <text:p text:style-name="Text_20_body">Nos encontramos no próximo episódio, para mais reflexões e inspirações. Até lá, mantenha sua luz acesa e sua conexão com o divino sempre viva.</text:p>
      <text:p text:style-name="Text_20_body">[Som de sinos suaves, encerrando o episódio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18:29:29.227000000</meta:creation-date>
    <dc:date>2025-01-16T18:29:40.626000000</dc:date>
    <meta:editing-duration>PT11S</meta:editing-duration>
    <meta:editing-cycles>1</meta:editing-cycles>
    <meta:document-statistic meta:table-count="0" meta:image-count="0" meta:object-count="0" meta:page-count="1" meta:paragraph-count="16" meta:word-count="475" meta:character-count="2843" meta:non-whitespace-character-count="2384"/>
    <meta:generator>LibreOffice/7.5.0.3$Windows_X86_64 LibreOffice_project/c21113d003cd3efa8c53188764377a8272d9d6de</meta:generator>
  </office:meta>
</office:document-meta>
</file>